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Times New Roman"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color="#000000" style:font-name="Times New Roman" fo:font-size="14pt" fo:language="uk" fo:country="UA" fo:font-style="normal" fo:font-weight="bold" style:font-size-asian="14pt" style:font-style-asian="normal" style:font-weight-asian="bold" style:font-size-complex="14pt" style:font-style-complex="normal" style:font-weight-complex="bold"/>
    </style:style>
    <style:style style:name="P3" style:family="paragraph" style:parent-style-name="Standard">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Text_20_body">
      <style:paragraph-properties fo:text-align="start"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color="#000000" style:font-name="Times New Roman" fo:font-size="14pt" fo:language="uk" fo:country="UA" fo:font-style="italic" fo:font-weight="bold" style:font-size-asian="14pt" style:font-style-asian="italic" style:font-weight-asian="bold" style:font-size-complex="14pt" style:font-style-complex="italic" style:font-weight-complex="bold"/>
    </style:style>
    <style:style style:name="P6" style:family="paragraph" style:parent-style-name="Text_20_body">
      <style:paragraph-properties fo:text-align="start" style:justify-single-word="false"/>
      <style:text-properties fo:font-variant="normal" fo:text-transform="none" fo:color="#000000" style:font-name="Times New Roman" fo:font-size="14pt" fo:letter-spacing="normal" fo:language="uk" fo:country="UA" fo:font-style="normal" fo:font-weight="normal" style:font-size-asian="14pt" style:font-style-asian="normal" style:font-weight-asian="normal" style:font-size-complex="14pt" style:font-style-complex="normal" style:font-weight-complex="normal"/>
    </style:style>
    <style:style style:name="T1" style:family="text">
      <style:text-properties fo:language="uk" fo:country="UA"/>
    </style:style>
    <style:style style:name="T2" style:family="text">
      <style:text-properties fo:language="uk" fo:country="UA" fo:font-style="italic" fo:font-weight="bold" style:font-style-asian="italic" style:font-weight-asian="bold" style:font-style-complex="italic" style:font-weight-complex="bold"/>
    </style:style>
    <style:style style:name="T3" style:family="text">
      <style:text-properties fo:font-variant="normal" fo:text-transform="none" fo:letter-spacing="normal" fo:language="uk" fo:country="U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span text:style-name="T1">семінар </text:span></text:p>
      <text:p text:style-name="P5">2. Понятійний апарат дидактики. </text:p>
      <text:p text:style-name="P6"><text:tab/>Дидактика є науково-педагогічною дисципліною, яка вивчає закономірності навчання та виховання, а також розробляє методи, принципи та засоби організації навчально-виховного процесу. Одним із важливих аспектів дидактики є його понятійний апарат, який включає такі основні поняття, як навчання, освіта, самоосвіта, викладання, учіння, знання, уміння, навички, зміст освіти, процес і методи навчання та форми організації.</text:p>
      <text:p text:style-name="P6"><text:tab/>Одним з центральних понять дидактики є навчання - це процес передачі знань, вмінь та навичок від вчителя до учня з метою засвоєння нової інформації та розвитку розумових, пізнавальних, соціальних і творчих вмінь. Навчання має відбуватися відповідно до вікових, психологічних, індивідуальних особливостей учнів і передбачає використання різних методів, засобів та форм організації навчального процесу.</text:p>
      <text:p text:style-name="P6"><text:tab/>Освіта - це системний процес соціалізації особистості, який включає формування знань, цінностей, норм поведінки, соціальних умінь та навичок, необхідних для розвитку особистості та її взаємодії зі суспільством. Освіта може здійснюватися в різних контекстах, таких як школа, вищий навчальний заклад, професійні курси, самоосвіта та інші. Освіта може бути загальною, професійною, вищою, позашкільною тощо. Освітній процес передбачає певну систему знань, цінностей та умінь, яку передають викладачі через навчання та виховання. Вона має багатогранний характер, сприяє розвитку різних аспектів особистості, формує знання, уміння та навички, розвиває критичне мислення, творчий потенціал та соціальну компетентність учнів.</text:p>
      <text:p text:style-name="P6"><text:tab/>Самоосвіта - це процес набуття знань, умінь та навичок, який здійснюється самостійно, без безпосередньої участі вчителя або інших навчальних посередників.. Самоосвіта передбачає активну позицію особистості, її самостійність, відповідальність та вміння організувати власний навчальний процес. Вона включає пошук і вивчення нової інформації, розвиток особистісного потенціалу, саморозвиток та самоорганізацію навчання. Самоосвіта може здійснюватися в різних формах, таких як самостійне вивчення літератури, використання різноманітних навчальних ресурсів в Інтернеті, самостійні дослідження, розвиток власних навичок та вмінь через власні зусилля. Вона може бути важливим елементом життєвого довготривалого навчання, що дозволяє особистості постійно вдосконалюватися та розвиватися протягом всього життя.</text:p>
      <text:p text:style-name="P6"><text:tab/>Викладання - це процес передачі знань, умінь та навичок викладачем або вчителем студентам, учням чи іншим особам, які вивчають певну дисципліну або предмет. Викладання передбачає використання різних методів, стратегій та технік для забезпечення ефективного засвоєння навчального матеріалу, стимулювання інтересу до навчання та розвитку критичного мислення учнів.</text:p>
      <text:p text:style-name="P4"><text:span text:style-name="T3"><text:tab/>Учіння - це активний процес засвоєння знань, умінь та навичок учнями під час навчання. Учіння включає сприйняття, розуміння, запам'ятовування, </text:span><text:soft-page-break/><text:span text:style-name="T3">застосування та оцінку навчальної інформації. Кожен учень має свій власний стиль та швидкість учіння, а вчителі повинні враховувати ці особливості при організації навчального процесу.</text:span></text:p>
      <text:p text:style-name="P6"><text:tab/>Знання - це відповідь на запитання "що?", вони включають факти, теорії, принципи, правила та іншу інформацію, яка може бути вивчена, засвоєна та використана в навчальному процесі. Знання можуть бути теоретичними або практичними, загальними або спеціалізованими, і вони використовуються в різних сферах життя. Знання є основою для розвитку умінь та навичок, а також для формування світогляду та критичного мислення учнів. <text:tab/></text:p>
      <text:p text:style-name="P6"><text:tab/>Уміння - це відповідь на запитання "як?", вони передбачають вміння застосовувати знання в практичній діяльності. Уміння можуть бути різноманітні, такі як комунікаційні, когнітивні, технічні, соціальні тощо. Вони формуються через практичні вправи, тренування та виконання різних завдань. Учні розвивають уміння під час навчання, практичної діяльності та взаємодії з оточуючим світом. Вони можуть бути загальними, такими як комунікаційні, критичного мислення, творчості, або спеціальними, які стосуються певної професії, галузі або дисципліни.</text:p>
      <text:p text:style-name="P6"><text:tab/>Навички - це досвід, який формується внаслідок постійної практики та виконання певних дій. Навички формуються через тренування, практичне застосувантя та вдосконалення вмінь. Навички можуть бути різноманітні, такі як письмові, усні, когнітивні, практичні, соціальні, культурні, особистісні, професійні тощо.</text:p>
      <text:p text:style-name="P6"><text:tab/>Зміст освіти - це сукупність знань, умінь, навичок, цінностей та норм, які передаються в освітньому процесі. Зміст освіти визначається відповідно до освітніх стандартів, програм та потреб суспільства. Він повинен бути актуальним, відповідати вимогам сучасності, сприяти розвитку різних аспектів особистості учнів. Зміст освіти може бути загальним, що включає базові знання та уміння, необхідні для розвитку особистості, або спеціальним, спрямованим на підготовку фахівців у певній галузі або професії.</text:p>
      <text:p text:style-name="P6"><text:tab/>Процес навчання - <text:s/>це послідовна послідовність дій, спрямованих на засвоєння знань, розвиток умінь та навичок, а також формування цінностей. Процес навчання включає планування, організацію, взаємодію вчителя та учнів, використання різних методів та прийомів, оцінкування результатів навчання та оцінювання засвоєння знань, умінь та навичок.В процесі навчання вчителі виступають в ролі посередників між знаннями та учнями, допомагають їм засвоювати новий матеріал, розвивати вміння та навички, стимулюють самостійність та активність учнів. Процес навчання може включати різні методи та прийоми, такі як лекції, дискусії, практичні вправи, індивідуальну роботу, групові проекти тощо. </text:p>
      <text:p text:style-name="P6"><text:tab/>Методи навчання - це стратегії, прийоми та засоби, які вчителі використовують для організації навчального процесу. Методи навчання можуть бути традиційними, такими як лекції, вправи, практичні роботи, або інноваційними, такими як проектна діяльність, рольові ігри, віртуальні <text:soft-page-break/>симуляції та інші сучасні підходи. Вибір методів навчання залежить від мети навчання, вікових особливостей учнів, доступних ресурсів та технологій, а також стилів навчання учнів.</text:p>
      <text:p text:style-name="P6"><text:tab/>Форми організації навчання - це організаційні структури, в яких здійснюється навчання. Форми організації навчання можуть бути різними, такими як традиційний класний урок, лекції, семінари, тренінги, практикуми, групові заняття, самостійна робота, лабораторні заняття, дистанційне навчання, стажування, практика, проектна діяльність та інші. Форми організації навчання вибираються з урахуванням мети та завдань навчання, змісту освіти, рівня підготовки учнів, доступних ресурсів та можливостей. </text:p>
      <text:p text:style-name="P6"><text:tab/>Отже, понятійний апарат дидактики включає такі основні поняття, як навчання, освіта, самоосвіта, викладання, учіння, знання, уміння, навички, зміст освіти, процес і методи навчання та форми організації. Ці поняття взаємодіють між собою, утворюючи складну систему взаємозв'язків, яка визначає сутність дидактики як науки про навчання та навчальний процес. Розуміння цих понять є важливим елементом підготовки педагогічних працівників, а також допомагає краще розуміти природу процесу навчання та оптимізувати навчальні практики для досягнення максимальних результатів навчання учнів.</text:p>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
      <text:p text:style-name="P2"><text:soft-page-break/>11 семінар</text:p>
      <text:p text:style-name="P3"><text:span text:style-name="T2">4. Документи, що визначають зміст освіти з інформатики.</text:span><text:span text:style-name="T1"> </text:span></text:p>
      <text:p text:style-name="P6"><text:tab/>Зміст освіти визначають такі нормативні документи, як навчальний план, навчальна програма, підручник та навчальний посібник.</text:p>
      <text:p text:style-name="P6"><text:tab/>Навчальний план. Він є головним для навчального закладу документом, який визначає зміст і структуру навчального процесу.</text:p>
      <text:p text:style-name="P6"><text:tab/>Навчальний план—документ про склад навчальних предметів, які вивчають у певному закладі освіти, їх розподіл, тижневу й річну кількість годин, що відводяться на кожний навчальний предмет, і про структуру навчального року.</text:p>
      <text:p text:style-name="P6"><text:tab/>Базовий навчальний план загальноосвітніх навчальних закладів визначає структуру та зміст середньої освіти через інваріантну і варіативну складові, які встановлюють погодинне та змістове співвідношення між освітніми галузями. Він регулює також гранично допустиме навчальне навантаження учнів та загальну кількість навчальних годин. Інваріантна складова змісту загальної середньої освіти формується на державному рівні, вона єдина для всіх закладів загальної середньої освіти, визначається через освітні галузі базового навчального плану. Варіативну складову формує загальноосвітній навчальний заклад з урахуванням особливостей регіону та індивідуальних освітніх запитів учнів.</text:p>
      <text:p text:style-name="P6"><text:tab/>На основі Базового навчального плану Міністерство освіти і науки України затверджує типові навчальні плани для загальноосвітніх навчальних закладів незалежно від підпорядкування, типів і форм власності.</text:p>
      <text:p text:style-name="P6"><text:tab/>У навчальних планах усіх типів закладів освіти, в яких враховано вітчизняний, зарубіжний досвід і результати наукових експериментів в Україні, нині виділено два компоненти: державний і шкільний.</text:p>
      <text:p text:style-name="P6"><text:tab/>Державний компонент забезпечує необхідний для кожного учня обсяг і рівень знань, умінь і навичок. Він включає мовно-літературну освіту (рідна, державна й іноземна мови та літератури), математику, основи інформатики, суспільні предмети (історія, правознавство), географію, природничі дисципліни (фізика, хімія, біологія), естетичні предмети, трудове навчання, фізичну культуру і допризовну підготовку юнаків.</text:p>
      <text:p text:style-name="P6"><text:tab/>Шкільний компонент охоплює вибірково-обов'язкові предмети, індивідуальні та групові заняття, курси за вибором, профільне навчання, факультативи. Він повинен враховувати регіональні особливості й умови, в яких працює школа, зокрема мову національностей у місцях їх компактного проживання відповідно до Закону України «Про освіту».</text:p>
      <text:p text:style-name="P6"><text:tab/>На основі типових навчальних планів загальноосвітні навчальні заклади складають робочі плани на поточний навчальний рік, в яких відображаються особливості організації в них навчально-виховного процесу.</text:p>
      <text:p text:style-name="P6"><text:tab/>Зміст освіти у вищих навчальних закладах визначається освітньо-<text:soft-page-break/>професійною програмою підготовки майбутніх фахівців, структурно-логічною схемою їх підготовки, навчальними програмами дисциплін, іншими нормативними актами органів державного управління освіти та вищого навчального закладу і відображається у відповідних підручниках, навчальних посібниках, методичних матеріалах.</text:p>
      <text:p text:style-name="P6"><text:tab/>Освітньо-професійна програма підготовки — перелік нормативних та вибіркових навчальних дисциплін із зазначенням обсягу годин, відведених для їх вивчення, форм підсумкового контролю.</text:p>
      <text:p text:style-name="P6"><text:tab/>Структурно-логічна схема підготовки — наукове і методичне обґрунтування процесу реалізації освітньо-професійної програми підготовки.</text:p>
      <text:p text:style-name="P6"><text:tab/>Зміст освіти вищого навчального закладу складається з нормативної та вибіркових навчальних дисциплін.</text:p>
      <text:p text:style-name="P6"><text:tab/>Нормативна частина змісту освіти є гарантованим мінімумом до відповідного освітнього (освітньо-кваліфікаційного) рівня. Вона визначається державним стандартом освіти і є обов'язковим компонентом реалізації освітньої (освітньо-професійної) програми.</text:p>
      <text:p text:style-name="P6"><text:tab/>Нормативні навчальні дисципліни визначає державний стандарт освіти (освітньо-професійна програма підготовки). Дотримання їх назв є обов'язковим для вищих навчальних закладів, а обсяг не може бути меншим від обсягу, встановленого державними стандартами освіти.</text:p>
      <text:p text:style-name="P6"><text:tab/>Вибіркові навчальні дисципліни вводить до навчального плану вищий навчальний заклад для більш повного задоволення освітніх і кваліфікаційних запитів особи та потреб суспільства, ефективного використання можливостей закладу освіти, врахування регіональних потреб тощо. Вони можуть бути як обов'язковими для всіх студентів, так і обраними студентами індивідуально. Вибіркові навчальні дисципліни запроваджуються, як правило, у формі спеціальних навчальних курсів для поглиблення загальноосвітньої, фундаментальної і фахової (теоретичної і практичної) підготовки.</text:p>
      <text:p text:style-name="P6"><text:tab/>Державний стандарт освіти. Охоплює структуру, зміст, обсяг навчального навантаження, рівень підготовки учнів, студентів. Визначає обов'язковий мінімум змісту навчальних програм, максимальний обсяг навчального навантаження учнів і студентів, вимоги до рівня підготовки випускників і є основою нормативних документів (навчальних планів, програм тощо).</text:p>
      <text:p text:style-name="P6"><text:tab/>Державний стандарт освіти — сукупність норм, які визначають вимоги до освітнього, освітньо-кваліфікаційного рівнів.</text:p>
      <text:p text:style-name="P6"><text:tab/>Він розробляється для кожного освітнього (освітньо-кваліфікаційного) рівня та напряму підготовки (спеціальності) і затверджується Кабінетом Міністрів України. Підлягає перегляду та перезатвердженню не рідше, як один раз на десять років.</text:p>
      <text:p text:style-name="P6"><text:tab/>Складовими державного стандарту освіти є освітня (освітньо-кваліфікаційна) характеристика, нормативна частина змісту освіти і тести.</text:p>
      <text:p text:style-name="P6"><text:soft-page-break/><text:tab/>Навчальна програма. Зміст навчального предмета, передбаченого навчальним планом, визначає його навчальна програма.</text:p>
      <text:p text:style-name="P6"><text:tab/>Навчальна програма — документ, що визначає зміст і обсяг знань з кожного навчального предмета, уміння і навички, яких необхідно набути, зміст розділів і тем з розподілом їх за роками навчання.</text:p>
      <text:p text:style-name="P6"><text:tab/>Кожна навчальна програма починається з пояснювальної записки, в якій викладено мету і завдання певного курсу, особливості його побудови і методичні вказівки. Після неї подається власне програма, в якій вказано теми і кількість годин, відведених на їх вивчення у кожному класі на курсі. Коротко характеризується також зміст теми.</text:p>
      <text:p text:style-name="P6"><text:tab/>Навчальні програми повинні мати високий науковий рівень, генералізувати навчальний матеріал на основі фундаментальних положень сучасної науки, групувати його навколо провідних ідей і наукових теорій, не містити надто ускладненого та другорядного матеріалу, забезпечувати міжпредметні та внутріпредметні зв'язки, реалізувати ідею взаємозв'язку науки, практики і виробництва, формувати вміння і навички учнів із кожного навчального предмета, також втілювати виховний потенціал.</text:p>
      <text:p text:style-name="P6"><text:tab/>Підручники і навчальні посібники. Відповідно до навчальних програм створюють підручники і навчальні посібники.</text:p>
      <text:p text:style-name="P6"><text:tab/>Підручник — книга, яка містить основи наукових знань із певної навчальної дисципліни, викладені згідно з цілями навчання, визначеними програмою і вимогами дидактики.</text:p>
      <text:p text:style-name="P6"><text:tab/>Підручник повинен відповідати сучасному рівню науки, забезпечувати потреби національного виховання, зв'язок теорії з практикою. Він має бути написаним простою і доступною мовою, чітко формулювати визначення, правила, закони, ідеї, містити ілюстрації, схеми, малюнки, виділяти шрифтом важливий матеріал. Не менш суттєвим є і його художнє оформлення.</text:p>
      <text:p text:style-name="P6"><text:tab/>Працюючи з підручником, викладач повинен доповнювати його матеріал додатковою інформацією, використовувати під час занять місцевий, краєзнавчий матеріал. Педагог мусить маневрувати методичними прийомами під час викладу матеріалу підручника з огляду на те, що для одних учнів він може здаватися надто складним, для інших — легкодоступним, занадто простим.</text:p>
      <text:p text:style-name="P6"><text:tab/>Навчальний посібник — книга, матеріал якої розширює межі підручника, містить додаткові, найновіші та довідкові відомості.</text:p>
      <text:p text:style-name="P6"><text:tab/>До навчальних посібників належать збірники задач і вправ, хрестоматії, словники, довідники, атласи та ін. Цей допоміжний дидактичний матеріал сприяє зміцненню пізнавальних і практичних умінь, прищеплює навички самостійної робот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19M19S</meta:editing-duration>
    <meta:editing-cycles>6</meta:editing-cycles>
    <meta:generator>OpenOffice/4.1.13$Win32 OpenOffice.org_project/4113m1$Build-9810</meta:generator>
    <dc:date>2023-04-24T14:51:42.36</dc:date>
    <dc:creator>Olia Kravets</dc:creator>
    <meta:document-statistic meta:table-count="0" meta:image-count="0" meta:object-count="0" meta:page-count="6" meta:paragraph-count="49" meta:word-count="1819" meta:character-count="14756"/>
    <meta:user-defined meta:name="Info 1"/>
    <meta:user-defined meta:name="Info 2"/>
    <meta:user-defined meta:name="Info 3"/>
    <meta:user-defined meta:name="Info 4"/>
  </office:meta>
</office:document-meta>
</file>